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951d3" officeooo:paragraph-rsid="001951d3" style:font-weight-asian="bold" style:font-weight-complex="bold"/>
    </style:style>
    <style:style style:name="P2" style:family="paragraph" style:parent-style-name="Standard" style:list-style-name="L1">
      <style:text-properties officeooo:rsid="00155150" officeooo:paragraph-rsid="00155150"/>
    </style:style>
    <style:style style:name="P3" style:family="paragraph" style:parent-style-name="Standard" style:list-style-name="L1">
      <style:text-properties officeooo:rsid="001715e3" officeooo:paragraph-rsid="001715e3"/>
    </style:style>
    <style:style style:name="P4" style:family="paragraph" style:parent-style-name="Standard" style:list-style-name="L1">
      <style:text-properties officeooo:rsid="00189ac0" officeooo:paragraph-rsid="00189ac0"/>
    </style:style>
    <style:style style:name="P5" style:family="paragraph" style:parent-style-name="Standard">
      <style:paragraph-properties fo:text-align="justify" style:justify-single-word="false"/>
      <style:text-properties fo:color="#ce181e" style:font-name="Padauk Book" fo:font-style="italic" style:text-underline-style="solid" style:text-underline-width="auto" style:text-underline-color="font-color" fo:font-weight="bold" officeooo:rsid="001a6400" officeooo:paragraph-rsid="001a6400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ce181e" style:font-name="Padauk Book" fo:font-size="13pt" fo:font-style="italic" style:text-underline-style="solid" style:text-underline-width="auto" style:text-underline-color="font-color" fo:font-weight="bold" officeooo:rsid="001a6400" officeooo:paragraph-rsid="001a6400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Padauk Book" fo:font-size="13pt" fo:font-style="normal" style:text-underline-style="none" fo:font-weight="normal" officeooo:rsid="001a6400" officeooo:paragraph-rsid="001a6400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715e3"/>
    </style:style>
    <style:style style:name="T2" style:family="text">
      <style:text-properties officeooo:rsid="00189ac0"/>
    </style:style>
    <style:style style:name="T3" style:family="text">
      <style:text-properties officeooo:rsid="001951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20621245" text:style-name="L1">
        <text:list-item>
          <text:p text:style-name="P2">If officers in the control room were were alert, they could notice suspicious cars.</text:p>
          <text:p text:style-name="P2"/>
        </text:list-item>
        <text:list-item>
          <text:p text:style-name="P2">If the alarm went off imediately, most disasters could be avoided.</text:p>
          <text:p text:style-name="P2"/>
        </text:list-item>
        <text:list-item>
          <text:p text:style-name="P2">If the ambulances arrived on time , a lot of people would have been saved.</text:p>
          <text:p text:style-name="P2"/>
        </text:list-item>
        <text:list-item>
          <text:p text:style-name="P2">If the builders constructed stronger buildings, most disasters could be avoided.</text:p>
          <text:p text:style-name="P2"/>
        </text:list-item>
        <text:list-item>
          <text:p text:style-name="P2">If the lifesavers worked hard, a lot of people could be saved.</text:p>
          <text:p text:style-name="P2"/>
        </text:list-item>
        <text:list-item>
          <text:p text:style-name="P2">If the officers in the control room were alert, they could notice terrorists en<text:span text:style-name="T1">tering </text:span><text:s/><text:span text:style-name="T1">the country.</text:span></text:p>
          <text:p text:style-name="P3"/>
        </text:list-item>
        <text:list-item>
          <text:p text:style-name="P3">If there was better security at the airport, they could notice suspicious cars.</text:p>
          <text:p text:style-name="P3"/>
        </text:list-item>
        <text:list-item>
          <text:p text:style-name="P3">If the ambulaces arrived on time, the injured persons could be rushed to hospital.</text:p>
          <text:p text:style-name="P3"/>
        </text:list-item>
        <text:list-item>
          <text:p text:style-name="P3">If the builders constructed stronger <text:span text:style-name="T2">buildings, most disasters could be avoided.</text:span></text:p>
          <text:p text:style-name="P3"/>
        </text:list-item>
        <text:list-item>
          <text:p text:style-name="P4">If officers in the control room were alert, a lot of peop<text:span text:style-name="T3">le could be saved</text:span></text:p>
        </text:list-item>
      </text:list>
      <text:p text:style-name="P5"/>
      <text:p text:style-name="P6">Correction</text:p>
      <text:p text:style-name="P7"/>
      <text:p text:style-name="P7">2. If the lifesavers worked hard, most disasters would have been avoi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51d3" officeooo:paragraph-rsid="001951d3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83 EXERCI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50:24.142633870</meta:creation-date>
    <dc:date>2020-06-08T08:01:50.857901142</dc:date>
    <meta:editing-duration>PT12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59" meta:character-count="901" meta:non-whitespace-character-count="764"/>
  </office:meta>
</office:document-meta>
</file>